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end="Arrow_20_concave" draw:marker-end-width="0.178cm" draw:fill="none" draw:textarea-vertical-align="middle"/>
    </style:style>
    <style:style style:name="gr5" style:family="graphic" style:parent-style-name="objectwithoutfill">
      <style:graphic-properties svg:stroke-color="#008000" draw:marker-start="Arrow_20_concave" draw:marker-start-width="0.178cm" draw:marker-end="Arrow_20_concave" draw:marker-end-width="0.178cm" draw:fill="none" draw:textarea-vertical-align="middle"/>
    </style:style>
    <style:style style:name="gr6" style:family="graphic" style:parent-style-name="standard">
      <style:graphic-properties draw:stroke="dash" draw:stroke-dash="Fine_20_Dashed" svg:stroke-color="#0084d1" draw:fill="none" draw:textarea-horizontal-align="justify" draw:textarea-vertical-align="middle" draw:auto-grow-height="false" fo:min-height="3.164cm" fo:min-width="2.914cm"/>
    </style:style>
    <style:style style:name="gr7" style:family="graphic" style:parent-style-name="standard">
      <style:graphic-properties draw:stroke="none" draw:fill="hatch" draw:fill-hatch-name="Hatching_20_2" draw:fill-hatch-solid="false" draw:textarea-horizontal-align="justify" draw:textarea-vertical-align="middle" draw:auto-grow-height="false" fo:min-height="7.243cm" fo:min-width="8.517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59cm" fo:min-width="1.109cm"/>
    </style:style>
    <style:style style:name="gr12" style:family="graphic" style:parent-style-name="objectwithoutfill">
      <style:graphic-properties draw:stroke="dash" draw:stroke-dash="Fine_20_Dashed" svg:stroke-color="#0084d1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.4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hatch" draw:fill-hatch-name="Hatching_20_2" draw:fill-hatch-solid="fals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4.09cm" svg:y1="7.255cm" svg:x2="14.09cm" svg:y2="10.684cm">
            <text:p/>
          </draw:line>
          <draw:line draw:style-name="gr1" draw:text-style-name="P1" draw:layer="layout" svg:x1="15.23cm" svg:y1="7.256cm" svg:x2="15.23cm" svg:y2="10.685cm">
            <text:p/>
          </draw:line>
          <draw:line draw:style-name="gr1" draw:text-style-name="P1" draw:layer="layout" svg:x1="12.935cm" svg:y1="7.257cm" svg:x2="12.935cm" svg:y2="10.686cm">
            <text:p/>
          </draw:line>
          <draw:line draw:style-name="gr1" draw:text-style-name="P1" draw:layer="layout" svg:x1="12.307cm" svg:y1="10.084cm" svg:x2="15.863cm" svg:y2="10.084cm">
            <text:p/>
          </draw:line>
          <draw:line draw:style-name="gr1" draw:text-style-name="P1" draw:layer="layout" svg:x1="12.307cm" svg:y1="8.944cm" svg:x2="15.863cm" svg:y2="8.944cm">
            <text:p/>
          </draw:line>
          <draw:line draw:style-name="gr1" draw:text-style-name="P1" draw:layer="layout" svg:x1="12.307cm" svg:y1="7.799cm" svg:x2="15.863cm" svg:y2="7.799cm">
            <text:p/>
          </draw:line>
          <draw:custom-shape draw:style-name="gr2" draw:text-style-name="P2" draw:layer="layout" svg:width="0.254cm" svg:height="0.254cm" svg:x="13.962cm" svg:y="8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4cm" svg:height="0.254cm" svg:x="15.101cm" svg:y="9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4cm" svg:height="0.254cm" svg:x="13.962cm" svg:y="9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4cm" svg:height="0.254cm" svg:x="12.811cm" svg:y="9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4cm" svg:height="0.254cm" svg:x="12.812cm" svg:y="8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4cm" svg:height="0.254cm" svg:x="15.105cm" svg:y="8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4cm" svg:height="0.254cm" svg:x="15.102cm" svg:y="7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4cm" svg:height="0.254cm" svg:x="13.963cm" svg:y="7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4cm" svg:height="0.254cm" svg:x="12.812cm" svg:y="7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5.229cm" svg:y1="7.796cm" svg:x2="16.118cm" svg:y2="6.907cm">
            <text:p/>
          </draw:line>
          <draw:line draw:style-name="gr4" draw:text-style-name="P1" draw:layer="layout" svg:x1="15.229cm" svg:y1="10.083cm" svg:x2="16.118cm" svg:y2="10.972cm">
            <text:p/>
          </draw:line>
          <draw:line draw:style-name="gr4" draw:text-style-name="P1" draw:layer="layout" svg:x1="12.938cm" svg:y1="10.083cm" svg:x2="12.049cm" svg:y2="10.972cm">
            <text:p/>
          </draw:line>
          <draw:line draw:style-name="gr4" draw:text-style-name="P1" draw:layer="layout" svg:x1="12.935cm" svg:y1="7.796cm" svg:x2="12.046cm" svg:y2="6.907cm">
            <text:p/>
          </draw:line>
          <draw:line draw:style-name="gr4" draw:text-style-name="P1" draw:layer="layout" svg:x1="14.089cm" svg:y1="7.796cm" svg:x2="14.089cm" svg:y2="6.907cm">
            <text:p/>
          </draw:line>
          <draw:line draw:style-name="gr4" draw:text-style-name="P1" draw:layer="layout" svg:x1="14.089cm" svg:y1="10.083cm" svg:x2="14.089cm" svg:y2="10.972cm">
            <text:p/>
          </draw:line>
          <draw:line draw:style-name="gr4" draw:text-style-name="P1" draw:layer="layout" svg:x1="12.937cm" svg:y1="8.948cm" svg:x2="12.048cm" svg:y2="8.939cm">
            <text:p/>
          </draw:line>
          <draw:line draw:style-name="gr4" draw:text-style-name="P1" draw:layer="layout" svg:x1="15.232cm" svg:y1="8.947cm" svg:x2="16.121cm" svg:y2="8.938cm">
            <text:p/>
          </draw:line>
        </draw:g>
        <draw:g>
          <draw:g>
            <draw:line draw:style-name="gr1" draw:text-style-name="P1" draw:layer="layout" svg:x1="12.57cm" svg:y1="1.179cm" svg:x2="12.57cm" svg:y2="4.608cm">
              <text:p/>
            </draw:line>
            <draw:line draw:style-name="gr1" draw:text-style-name="P1" draw:layer="layout" svg:x1="13.71cm" svg:y1="1.18cm" svg:x2="13.71cm" svg:y2="4.609cm">
              <text:p/>
            </draw:line>
            <draw:line draw:style-name="gr1" draw:text-style-name="P1" draw:layer="layout" svg:x1="11.415cm" svg:y1="1.181cm" svg:x2="11.415cm" svg:y2="4.61cm">
              <text:p/>
            </draw:line>
            <draw:line draw:style-name="gr1" draw:text-style-name="P1" draw:layer="layout" svg:x1="10.787cm" svg:y1="4.008cm" svg:x2="14.343cm" svg:y2="4.008cm">
              <text:p/>
            </draw:line>
            <draw:line draw:style-name="gr1" draw:text-style-name="P1" draw:layer="layout" svg:x1="10.787cm" svg:y1="2.868cm" svg:x2="14.343cm" svg:y2="2.868cm">
              <text:p/>
            </draw:line>
            <draw:line draw:style-name="gr1" draw:text-style-name="P1" draw:layer="layout" svg:x1="10.787cm" svg:y1="1.723cm" svg:x2="14.343cm" svg:y2="1.723cm">
              <text:p/>
            </draw:line>
            <draw:custom-shape draw:style-name="gr3" draw:text-style-name="P3" draw:layer="layout" svg:width="0.254cm" svg:height="0.254cm" svg:x="13.581cm" svg:y="3.8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254cm" svg:height="0.254cm" svg:x="12.442cm" svg:y="3.8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254cm" svg:height="0.254cm" svg:x="11.291cm" svg:y="3.8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254cm" svg:height="0.254cm" svg:x="11.292cm" svg:y="2.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254cm" svg:height="0.254cm" svg:x="13.585cm" svg:y="2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254cm" svg:height="0.254cm" svg:x="13.582cm" svg:y="1.5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254cm" svg:height="0.254cm" svg:x="12.443cm" svg:y="1.5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254cm" svg:height="0.254cm" svg:x="11.292cm" svg:y="1.5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1.684cm" svg:y1="3.759cm" svg:x2="13.462cm" svg:y2="1.981cm">
              <text:p/>
            </draw:line>
            <draw:line draw:style-name="gr5" draw:text-style-name="P1" draw:layer="layout" svg:x1="11.684cm" svg:y1="1.981cm" svg:x2="13.462cm" svg:y2="3.759cm">
              <text:p/>
            </draw:line>
            <draw:line draw:style-name="gr5" draw:text-style-name="P1" draw:layer="layout" svg:x1="11.684cm" svg:y1="2.872cm" svg:x2="13.462cm" svg:y2="2.872cm">
              <text:p/>
            </draw:line>
            <draw:line draw:style-name="gr5" draw:text-style-name="P1" draw:layer="layout" svg:x1="12.574cm" svg:y1="3.761cm" svg:x2="12.571cm" svg:y2="1.983cm">
              <text:p/>
            </draw:line>
            <draw:custom-shape draw:style-name="gr2" draw:text-style-name="P2" draw:layer="layout" svg:width="0.254cm" svg:height="0.254cm" svg:x="12.442cm" svg:y="2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1" draw:layer="layout" svg:width="4.826cm" svg:height="4.826cm" svg:x="10.125cm" svg:y="0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9.017cm" svg:height="7.493cm" svg:x="0.627cm" svg:y="2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54cm" svg:height="0.254cm" svg:x="1.262cm" svg:y="3.0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027cm" svg:y="3.0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786cm" svg:y="3.0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3.551cm" svg:y="3.0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4.31cm" svg:y="3.0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83cm" svg:y="3.0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6.595cm" svg:y="3.0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075cm" svg:y="3.0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7.359cm" svg:y="3.0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8.12cm" svg:y="3.0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254cm" svg:height="0.254cm" svg:x="8.881cm" svg:y="3.077cm">
            <text:p text:style-name="P5"><text:s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1.263cm" svg:y="3.83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028cm" svg:y="3.8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787cm" svg:y="3.8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3.552cm" svg:y="3.8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4.311cm" svg:y="3.8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831cm" svg:y="3.8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6.596cm" svg:y="3.8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076cm" svg:y="3.8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7.36cm" svg:y="3.83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8.121cm" svg:y="3.8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254cm" svg:height="0.254cm" svg:x="8.882cm" svg:y="3.835cm">
            <text:p text:style-name="P5"><text:s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1.264cm" svg:y="4.5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029cm" svg:y="4.5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788cm" svg:y="4.5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3.553cm" svg:y="4.5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6" draw:layer="layout" svg:width="0.254cm" svg:height="0.254cm" svg:x="4.312cm" svg:y="4.5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832cm" svg:y="4.5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6.597cm" svg:y="4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077cm" svg:y="4.5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7" draw:layer="layout" svg:width="0.254cm" svg:height="0.254cm" svg:x="7.361cm" svg:y="4.5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8.122cm" svg:y="4.5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254cm" svg:height="0.254cm" svg:x="8.883cm" svg:y="4.599cm">
            <text:p text:style-name="P5"><text:s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1.265cm" svg:y="5.3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03cm" svg:y="5.3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789cm" svg:y="5.3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3.554cm" svg:y="5.3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4.313cm" svg:y="5.3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833cm" svg:y="5.3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6.598cm" svg:y="5.3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078cm" svg:y="5.3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7.362cm" svg:y="5.3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8.123cm" svg:y="5.3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254cm" svg:height="0.254cm" svg:x="8.884cm" svg:y="5.358cm">
            <text:p text:style-name="P5"><text:s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1.266cm" svg:y="6.1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031cm" svg:y="6.1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79cm" svg:y="6.1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3.555cm" svg:y="6.1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4.314cm" svg:y="6.1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834cm" svg:y="6.1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6.599cm" svg:y="6.1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079cm" svg:y="6.1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7.363cm" svg:y="6.1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8.124cm" svg:y="6.1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254cm" svg:height="0.254cm" svg:x="8.885cm" svg:y="6.123cm">
            <text:p text:style-name="P5"><text:s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1.267cm" svg:y="6.88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032cm" svg:y="6.8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791cm" svg:y="6.8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3.556cm" svg:y="6.8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4.315cm" svg:y="6.8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835cm" svg:y="6.8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6.6cm" svg:y="6.8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08cm" svg:y="6.8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7.364cm" svg:y="6.88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8.125cm" svg:y="6.8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254cm" svg:height="0.254cm" svg:x="8.886cm" svg:y="6.885cm">
            <text:p text:style-name="P5"><text:s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1.268cm" svg:y="7.6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033cm" svg:y="7.6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792cm" svg:y="7.6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3.557cm" svg:y="7.6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4.316cm" svg:y="7.6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836cm" svg:y="7.6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6.601cm" svg:y="7.6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081cm" svg:y="7.6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7.365cm" svg:y="7.6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8.126cm" svg:y="7.64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254cm" svg:height="0.254cm" svg:x="8.887cm" svg:y="7.647cm">
            <text:p text:style-name="P5"><text:s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1.269cm" svg:y="8.4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034cm" svg:y="8.4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793cm" svg:y="8.4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3.558cm" svg:y="8.4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4.317cm" svg:y="8.4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837cm" svg:y="8.4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6.602cm" svg:y="8.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082cm" svg:y="8.4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7.366cm" svg:y="8.4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8.127cm" svg:y="8.4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254cm" svg:height="0.254cm" svg:x="8.888cm" svg:y="8.409cm">
            <text:p text:style-name="P5"><text:s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1.27cm" svg:y="9.1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035cm" svg:y="9.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2.794cm" svg:y="9.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3.559cm" svg:y="9.1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4.318cm" svg:y="9.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838cm" svg:y="9.1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6.603cm" svg:y="9.1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5.083cm" svg:y="9.1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7.367cm" svg:y="9.1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4cm" svg:height="0.254cm" svg:x="8.128cm" svg:y="9.1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3" draw:layer="layout" svg:width="0.254cm" svg:height="0.254cm" svg:x="8.889cm" svg:y="9.171cm">
            <text:p text:style-name="P5"><text:s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1" draw:layer="layout" svg:width="2.275cm" svg:height="2.275cm" svg:x="6.386cm" svg:y="3.5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2" draw:text-style-name="P1" draw:layer="layout" svg:x1="12.819cm" svg:y1="5.372cm" svg:x2="7.739cm" svg:y2="5.753cm">
            <text:p/>
          </draw:line>
          <draw:line draw:style-name="gr12" draw:text-style-name="P1" draw:layer="layout" svg:x1="11.168cm" svg:y1="0.927cm" svg:x2="6.85cm" svg:y2="3.721cm">
            <text:p/>
          </draw:line>
        </draw:g>
        <draw:custom-shape draw:style-name="gr13" draw:text-style-name="P5" draw:layer="layout" svg:width="1.097cm" svg:height="0.381cm" draw:transform="rotate (-1.11770885297717) translate (13.516cm 5.48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Hatching_20_2" draw:display-name="Hatching 2" draw:style="double" draw:color="#000000" draw:distance="0.762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0.5cm" fo:margin-right="0.5cm" fo:page-width="16.8cm" fo:page-height="1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19-10-18T11:27:17.778640958</meta:creation-date>
    <dc:date>2019-10-20T16:50:11.887975565</dc:date>
    <meta:editing-duration>PT54M39S</meta:editing-duration>
    <meta:editing-cycles>7</meta:editing-cycles>
    <meta:generator>LibreOffice/6.0.7.3$Linux_X86_64 LibreOffice_project/00m0$Build-3</meta:generator>
    <meta:document-statistic meta:object-count="150"/>
  </office:meta>
</office:document-meta>
</file>